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18EA167C96.png" manifest:media-type="image/png"/>
  <manifest:file-entry manifest:full-path="Pictures/100000010000077D0000040DDBE07318.png" manifest:media-type="image/png"/>
  <manifest:file-entry manifest:full-path="Pictures/100000010000077E0000040C24C974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2330" officeooo:paragraph-rsid="00192330"/>
    </style:style>
    <style:style style:name="P3" style:family="paragraph" style:parent-style-name="Subtitle">
      <style:text-properties officeooo:rsid="00192330" officeooo:paragraph-rsid="00192330"/>
    </style:style>
    <style:style style:name="P4" style:family="paragraph" style:parent-style-name="Text_20_body">
      <style:paragraph-properties fo:break-before="page"/>
      <style:text-properties officeooo:rsid="00192330" officeooo:paragraph-rsid="00192330"/>
    </style:style>
    <style:style style:name="P5" style:family="paragraph" style:parent-style-name="Text_20_body">
      <style:text-properties officeooo:paragraph-rsid="001607d4"/>
    </style:style>
    <style:style style:name="P6" style:family="paragraph" style:parent-style-name="Text_20_body">
      <style:text-properties officeooo:rsid="00192330" officeooo:paragraph-rsid="0019233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jemplo Hilos</text:p>
      <text:p text:style-name="P3">Capturas</text:p>
      <text:p text:style-name="P4">Primera:</text:p>
      <text:p text:style-name="P5"><draw:frame draw:style-name="fr1" draw:name="Imagen1" text:anchor-type="as-char" svg:width="17cm" svg:height="9.278cm" draw:z-index="0"><draw:image xlink:href="Pictures/100000010000078000000418EA167C96.png" xlink:type="simple" xlink:show="embed" xlink:actuate="onLoad" draw:mime-type="image/png"/></draw:frame></text:p>
      <text:p text:style-name="P5"/>
      <text:p text:style-name="P6">Segunda:</text:p>
      <text:p text:style-name="P6"><draw:frame draw:style-name="fr1" draw:name="Imagen2" text:anchor-type="as-char" svg:width="17cm" svg:height="9.197cm" draw:z-index="1"><draw:image xlink:href="Pictures/100000010000077D0000040DDBE0731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Tercera:</text:p>
      <text:p text:style-name="P6"><draw:frame draw:style-name="fr1" draw:name="Imagen3" text:anchor-type="as-char" svg:width="17cm" svg:height="9.179cm" draw:z-index="2"><draw:image xlink:href="Pictures/100000010000077E0000040C24C97450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4-10-10T12:51:13.043000232">10/10/24</text:date></text:span><text:tab/><text:page-number text:select-page="current">1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45:05.659000000</meta:creation-date>
    <meta:editing-duration>PT6M8S</meta:editing-duration>
    <meta:editing-cycles>2</meta:editing-cycles>
    <meta:generator>LibreOffice/24.8.1.2$Windows_X86_64 LibreOffice_project/87fa9aec1a63e70835390b81c40bb8993f1d4ff6</meta:generator>
    <dc:date>2024-10-10T12:51:12.924000000</dc:date>
    <meta:document-statistic meta:table-count="0" meta:image-count="3" meta:object-count="0" meta:page-count="3" meta:paragraph-count="9" meta:word-count="13" meta:character-count="83" meta:non-whitespace-character-count="76"/>
  </office:meta>
</office:document-meta>
</file>